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b03" officeooo:paragraph-rsid="001aeb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08:33.458476936</meta:creation-date>
    <dc:date>2019-10-07T13:08:51.132796422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